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InWhiteList.initSqlQueries( Connection conn , org . apache . mailet . MailetContext mai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InWhiteList.getSq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InWhiteList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sInWhiteList.match( Mail mai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IsInWhiteList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InWhiteList.getPrimaryName( String original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